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fo:color="#000000" style:font-name="Times New Roman" fo:font-size="12pt" style:text-underline-style="none" style:font-size-asian="12pt" style:font-size-complex="12pt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fo:color="#000000" style:font-name="Times New Roman" fo:font-size="12pt" style:text-underline-style="none" officeooo:rsid="0001a2cb" style:font-size-asian="12pt" style:font-size-complex="12pt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Times New Roman" fo:font-size="12pt" style:text-underline-style="none" style:font-size-asian="12pt" style:font-size-complex="12pt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Times New Roman" fo:font-size="12pt" style:text-underline-style="none" officeooo:paragraph-rsid="00025bd8" style:font-size-asian="12pt" style:font-size-complex="12pt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Times New Roman" fo:font-size="12pt" style:text-underline-style="none" officeooo:paragraph-rsid="00079bf0" style:font-size-asian="12pt" style:font-size-complex="12pt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text-underline-style="none" officeooo:paragraph-rsid="0001ab57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text-underline-style="none" officeooo:rsid="000453d1" officeooo:paragraph-rsid="000453d1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officeooo:paragraph-rsid="00078e61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officeooo:paragraph-rsid="00079bf0"/>
    </style:style>
    <style:style style:name="P10" style:family="paragraph" style:parent-style-name="Preformatted_20_Text">
      <style:paragraph-properties fo:margin-left="0in" fo:margin-right="0in" fo:margin-top="0in" fo:margin-bottom="0.1965in" loext:contextual-spacing="false" fo:text-align="justify" style:justify-single-word="false" fo:text-indent="0in" style:auto-text-indent="false"/>
      <style:text-properties style:font-name="Times New Roman" fo:font-size="12pt" style:text-underline-style="none" style:font-size-asian="12pt" style:font-size-complex="12pt"/>
    </style:style>
    <style:style style:name="P11" style:family="paragraph" style:parent-style-name="Preformatted_20_Text">
      <style:paragraph-properties fo:margin-left="0in" fo:margin-right="0in" fo:margin-top="0in" fo:margin-bottom="0.1965in" loext:contextual-spacing="false" fo:text-align="justify" style:justify-single-word="false" fo:text-indent="0in" style:auto-text-indent="false"/>
      <style:text-properties style:font-name="Times New Roman" fo:font-size="12pt" style:text-underline-style="none" officeooo:rsid="00078e61" officeooo:paragraph-rsid="00078e61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officeooo:rsid="0001a2cb"/>
    </style:style>
    <style:style style:name="T3" style:family="text">
      <style:text-properties fo:color="#000000" officeooo:rsid="0001ab57"/>
    </style:style>
    <style:style style:name="T4" style:family="text">
      <style:text-properties fo:color="#000000" style:font-name="Times New Roman" fo:font-size="12pt" officeooo:rsid="0001a2cb" style:font-size-asian="12pt" style:font-size-complex="12pt"/>
    </style:style>
    <style:style style:name="T5" style:family="text">
      <style:text-properties fo:color="#000000" style:font-name="Times New Roman" fo:font-size="12pt" officeooo:rsid="0001ab57" style:font-size-asian="12pt" style:font-size-complex="12pt"/>
    </style:style>
    <style:style style:name="T6" style:family="text">
      <style:text-properties fo:color="#000000" style:font-name="Times New Roman" fo:font-size="12pt" fo:font-style="italic" officeooo:rsid="0001ab57" style:font-size-asian="12pt" style:font-style-asian="italic" style:font-size-complex="12pt" style:font-style-complex="italic"/>
    </style:style>
    <style:style style:name="T7" style:family="text">
      <style:text-properties fo:color="#000000" style:font-name="Times New Roman" fo:font-size="12pt" fo:font-style="normal" style:text-underline-style="none" officeooo:rsid="00079bf0" style:font-size-asian="12pt" style:font-style-asian="normal" style:font-size-complex="12pt" style:font-style-complex="normal"/>
    </style:style>
    <style:style style:name="T8" style:family="text">
      <style:text-properties fo:color="#000000" style:font-name="Times New Roman" fo:font-size="12pt" style:font-size-asian="12pt" style:font-size-complex="12pt"/>
    </style:style>
    <style:style style:name="T9" style:family="text">
      <style:text-properties fo:color="#000000" style:font-name="Times New Roman" fo:font-size="12pt" officeooo:rsid="0001ab57" style:font-size-asian="12pt" style:font-size-complex="12pt"/>
    </style:style>
    <style:style style:name="T10" style:family="text">
      <style:text-properties fo:color="#000000" style:font-name="Times New Roman" fo:font-size="12pt" officeooo:rsid="00025bd8" style:font-size-asian="12pt" style:font-size-complex="12pt"/>
    </style:style>
    <style:style style:name="T11" style:family="text">
      <style:text-properties fo:color="#000000" style:font-name="Times New Roman" fo:font-size="12pt" officeooo:rsid="000453d1" style:font-size-asian="12pt" style:font-size-complex="12pt"/>
    </style:style>
    <style:style style:name="T12" style:family="text">
      <style:text-properties fo:color="#000000" style:font-name="Times New Roman" fo:font-size="12pt" officeooo:rsid="0006503b" style:font-size-asian="12pt" style:font-size-complex="12pt"/>
    </style:style>
    <style:style style:name="T13" style:family="text">
      <style:text-properties fo:color="#000000" style:font-name="Times New Roman" fo:font-size="12pt" officeooo:rsid="00073df3" style:font-size-asian="12pt" style:font-size-complex="12pt"/>
    </style:style>
    <style:style style:name="T14" style:family="text">
      <style:text-properties fo:color="#000000" style:font-name="Times New Roman" fo:font-size="12pt" fo:font-style="normal" style:text-underline-style="none" officeooo:rsid="00073df3" style:font-size-asian="12pt" style:font-style-asian="normal" style:font-size-complex="12pt" style:font-style-complex="normal"/>
    </style:style>
    <style:style style:name="T15" style:family="text">
      <style:text-properties fo:color="#000000" style:font-name="Times New Roman" fo:font-size="12pt" fo:font-style="normal" style:text-underline-style="none" officeooo:rsid="00078e61" style:font-size-asian="12pt" style:font-style-asian="normal" style:font-size-complex="12pt" style:font-style-complex="normal"/>
    </style:style>
    <style:style style:name="T16" style:family="text">
      <style:text-properties fo:color="#000000" style:font-name="Times New Roman" fo:font-size="12pt" fo:font-style="normal" style:text-underline-style="none" officeooo:rsid="00079bf0" style:font-size-asian="12pt" style:font-style-asian="normal" style:font-size-complex="12pt" style:font-style-complex="normal"/>
    </style:style>
    <style:style style:name="T17" style:family="text">
      <style:text-properties fo:color="#000000" style:font-name="Times New Roman" fo:font-size="12pt" fo:font-style="normal" style:font-size-asian="12pt" style:font-style-asian="normal" style:font-size-complex="12pt" style:font-style-complex="normal"/>
    </style:style>
    <style:style style:name="T18" style:family="text">
      <style:text-properties fo:color="#000000" style:font-name="Times New Roman" fo:font-style="normal" officeooo:rsid="000453d1" style:font-style-asian="normal" style:font-style-complex="normal"/>
    </style:style>
    <style:style style:name="T19" style:family="text">
      <style:text-properties fo:color="#000000" style:font-name="Times New Roman" fo:font-style="normal" officeooo:rsid="0006503b" style:font-style-asian="normal" style:font-style-complex="normal"/>
    </style:style>
    <style:style style:name="T20" style:family="text">
      <style:text-properties fo:color="#000000" style:font-name="Times New Roman" fo:font-style="normal" officeooo:rsid="00073df3" style:font-style-asian="normal" style:font-style-complex="normal"/>
    </style:style>
    <style:style style:name="T21" style:family="text">
      <style:text-properties fo:color="#000000" style:font-name="Times New Roman" fo:font-style="normal" officeooo:rsid="00079bf0" style:font-style-asian="normal" style:font-style-complex="normal"/>
    </style:style>
    <style:style style:name="T22" style:family="text">
      <style:text-properties fo:color="#000000" fo:font-style="italic" style:font-style-asian="italic" style:font-style-complex="italic"/>
    </style:style>
    <style:style style:name="T23" style:family="text">
      <style:text-properties fo:color="#000000" officeooo:rsid="000453d1"/>
    </style:style>
    <style:style style:name="T24" style:family="text">
      <style:text-properties fo:color="#000000" style:text-position="super 58%" officeooo:rsid="000453d1"/>
    </style:style>
    <style:style style:name="T25" style:family="text">
      <style:text-properties fo:color="#000000" officeooo:rsid="0006503b"/>
    </style:style>
    <style:style style:name="T26" style:family="text">
      <style:text-properties fo:color="#000000" officeooo:rsid="00073df3"/>
    </style:style>
    <style:style style:name="T27" style:family="text">
      <style:text-properties fo:color="#000000" officeooo:rsid="00079bf0"/>
    </style:style>
    <style:style style:name="T28" style:family="text">
      <style:text-properties fo:color="#000000" fo:font-style="normal" officeooo:rsid="00079bf0" style:font-style-asian="normal" style:font-style-complex="normal"/>
    </style:style>
    <style:style style:name="T29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harles Troupin is engineer in Physics specialised in Fluid Mechanics (University of Liège, 2005) and hold a PhD in Science, Oceanography (University of Liège and University of Las Palmas de Gran Canaria, 2011).</text:span></text:p>
      <text:p text:style-name="P1"><text:s/></text:p>
      <text:p text:style-name="P10"><text:span text:style-name="T1">After his studies in Engineering at ULiège, he spent 8 months at the ULPGC under the supervision of Prof. Pablo Sangrà and studies the seasonal cycle of phytoplankton </text:span><text:span text:style-name="T2">abundance</text:span><text:span text:style-name="T1"> south of the Canary Islands using a numerical model, in the frame of a European D.E.A. He started his PhD in 2006 working on the numerical </text:span><text:span text:style-name="T2">modeling</text:span><text:span text:style-name="T1"> of upwelling filament</text:span><text:span text:style-name="T26">s</text:span><text:span text:style-name="T1"> off northwest</text:span><text:span text:style-name="T26">ern</text:span><text:span text:style-name="T1"> Africa under the supervision of Prof. Jean-Marie Beckers and Prof. Pablo Sangrà. Meanwhile he was involved in the development of the </text:span><text:span text:style-name="T22">DIVA</text:span><text:span text:style-name="T1"> (Data-Interpolating Variational Analysis) software tool employed in SeaDataNet projets and EMODnet portals </text:span><text:span text:style-name="T2">for the preparation of climatologies and gridded products. </text:span><text:span text:style-name="T26">In 2010 he developed a processing toolbox to download, quality control and process satellite images in the Ligurian Sea when working at the NURC (Italy) with Dr. Michel Rixen.</text:span></text:p>
      <text:p text:style-name="P11"><text:span text:style-name="T26">I</text:span><text:span text:style-name="T1">n 2012 he was a Research Assistant for the AGO department, teaching physics and optics to undergraduate student. During that period he </text:span><text:span text:style-name="T27">tested the reconstruction of incomplete satellite images using the DINEOF technique along with </text:span><text:span text:style-name="T1">forecast from a numerical model in the North Sea.</text:span></text:p>
      <text:p text:style-name="P10"><text:span text:style-name="T1">In 2013 he moved to the IMEDEA (Mediterranean Institute for Advanced Studies, Esporles, Spain) as a post-doctoral scientist under the supervision of Dr. Ananda Pascual to work on altimetry data and on multi-platform experiments, combining in situ, remote-sensing and high-frequency radar data, with a particular focus on the Ibiza Channel </text:span><text:span text:style-name="T26">and the coastal areas</text:span><text:span text:style-name="T1">. He was involved in MyOcean project and in the TAPAS (Tailored Altimeter Products for Assimilation) working group.</text:span></text:p>
      <text:p text:style-name="P4"><text:span text:style-name="T1">In 2014 he was appointed as the head of the Data Center at SOCIB (Balearic Islands Observing </text:span><text:span text:style-name="T2">and Forecasting System) and managed a team of 5-6 programming engineers to develop projects focused on data visualisation, improved data access (web services, API and smartphone apps), quality control and </text:span><text:span text:style-name="T23">multi-platform experiments</text:span><text:span text:style-name="T2">. </text:span><text:span text:style-name="T25">He was also responsible for the acquisition of remote sensing data covering the Western Mediterranean Sea (sea surface temperature, wind, chlorophyll concentration and sea-level anomalies).</text:span><text:span text:style-name="T2"> He was involved in European projects or services such as JERICO-NEXT, ODIP-II or the In Situ Thematic Assembly Center (INSTAC) or the Copernicus Marine Environment Monitoring Services </text:span><text:span text:style-name="T3">(CMEMS)</text:span><text:span text:style-name="T2">, in which he lead the Communication and Training activities and well as the development of the INSTAC dashboard. </text:span><text:span text:style-name="T23">In 2016 he co-organised the 48</text:span><text:span text:style-name="T24">th</text:span><text:span text:style-name="T23"> Liège Colloquium on Ocean Dynamics, focused on the Submesoscale processes in the ocean.</text:span></text:p>
      <text:p text:style-name="P2"/>
      <text:p text:style-name="P6"><text:span text:style-name="T4">F</text:span><text:span text:style-name="T5">rom 2017 on, he is working on the development on the </text:span><text:span text:style-name="T6">DIVAnd</text:span><text:span text:style-name="T5"> interpolation software tool and the creation of notebooks </text:span><text:span text:style-name="T5">(</text:span><text:span text:style-name="T8">open-source web application </text:span><text:span text:style-name="T5">for the </text:span><text:span text:style-name="T8">creat</text:span><text:span text:style-name="T5">ion of interactive</text:span><text:span text:style-name="T8"> documents contain</text:span><text:span text:style-name="T5">ing</text:span><text:span text:style-name="T8"> code, equations, </text:span><text:span text:style-name="T5">graphics </text:span><text:span text:style-name="T10">and </text:span><text:span text:style-name="T11">explanatory</text:span><text:span text:style-name="T10"> text, </text:span><text:span text:style-name="T11">in the frame of SeaDataCloud, EMODnet Chemistry and EOSC-Hub projects.</text:span></text:p>
      <text:p text:style-name="P6"><text:span text:style-name="T11"/></text:p>
      <text:p text:style-name="P7"><text:span text:style-name="T8">His research </text:span><text:span text:style-name="T12">interests include: spatial interpolation of in situ data, high-resolution numerical modelling in coastal area, satellite data processing, multi-platform data analysis, </text:span><text:span text:style-name="T13">with a specific interest on reproducibility in research.</text:span></text:p>
      <text:p text:style-name="P8"><text:span text:style-name="T14">H</text:span><text:span text:style-name="T15">is programs mainly in Python, Julia, </text:span><text:span text:style-name="Emphasis"><text:span text:style-name="T17">JavaScript</text:span></text:span><text:span text:style-name="Emphasis"><text:span text:style-name="T15"> and Fortran.</text:span></text:span></text:p>
      <text:p text:style-name="P8"><text:span text:style-name="Emphasis"><text:span text:style-name="T15"/></text:span></text:p>
      <text:p text:style-name="P9"><text:span text:style-name="Emphasis"><text:span text:style-name="T7">Short</text:span></text:span></text:p>
      <text:p text:style-name="P9"><text:span text:style-name="Emphasis"><text:span text:style-name="T7"/></text:span></text:p>
      <text:p text:style-name="P5"><text:span text:style-name="Emphasis"><text:span text:style-name="T28"/></text:span></text:p>
      <text:p text:style-name="P5"><text:span text:style-name="Emphasis"><text:span text:style-name="T28"/></text:span></text:p>
      <text:p text:style-name="P5"><text:span text:style-name="Emphasis"><text:span text:style-name="T28">Charles Troupin is engineer in Physics specialised in Fluid Mechanics (University of Liège, 2005) and hold a PhD in Science, Oceanography (University of Liège and University of Las Palmas de </text:span></text:span><text:soft-page-break/><text:span text:style-name="Emphasis"><text:span text:style-name="T28">Gran Canaria, 2011). </text:span></text:span><text:span text:style-name="Emphasis"><text:span text:style-name="T18">His research </text:span></text:span><text:span text:style-name="Emphasis"><text:span text:style-name="T19">interests include: spatial interpolation of in situ data, high-resolution numerical modelling in coastal area, satellite data processing, multi-platform data analysis, </text:span></text:span><text:span text:style-name="Emphasis"><text:span text:style-name="T20">with a specific interest on reproducibility in research. </text:span></text:span><text:span text:style-name="Emphasis"><text:span text:style-name="T21">He was a postdoc researcher at IMEDEA (2013-2014) and the head of the Data Center at SOCIB (2014-2016) before working on DIVAnd interpolation software tool in </text:span></text:span><text:span text:style-name="Emphasis"><text:span text:style-name="T18">frame of SeaDataCloud, EMODnet Chemistry and EOSC-Hub project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4:21:50.251343716</meta:creation-date>
    <dc:date>2018-09-28T15:18:21.357559700</dc:date>
    <meta:editing-duration>PT45M3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11" meta:word-count="602" meta:character-count="4046" meta:non-whitespace-character-count="3453"/>
  </office:meta>
</office:document-meta>
</file>